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2/25">
            <text:p>21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2/25">
            <text:p>23/02/2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2/25">
            <text:p>25/02/25</text:p>
          </table:table-cell>
          <table:table-cell office:value-type="string" office:string-value="66">
            <text:p>6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2/25">
            <text:p>27/02/25</text:p>
          </table:table-cell>
          <table:table-cell office:value-type="string" office:string-value="37">
            <text:p>37</text:p>
          </table:table-cell>
          <table:table-cell office:value-type="string" office:string-value="28">
            <text:p>2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2/25">
            <text:p>28/02/25</text:p>
          </table:table-cell>
          <table:table-cell office:value-type="string" office:string-value="5">
            <text:p>5</text:p>
          </table:table-cell>
          <table:table-cell office:value-type="string" office:string-value="25">
            <text:p>25</text:p>
          </table:table-cell>
          <table:table-cell office:value-type="string" office:string-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3/25">
            <text:p>01/03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4/03/25">
            <text:p>04/03/2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3/25">
            <text:p>05/03/2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3/25">
            <text:p>09/03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3/25">
            <text:p>10/03/25</text:p>
          </table:table-cell>
          <table:table-cell office:value-type="string" office:string-value="11">
            <text:p>11</text:p>
          </table:table-cell>
          <table:table-cell office:value-type="string" office:string-value="53">
            <text:p>53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3/25">
            <text:p>12/03/25</text:p>
          </table:table-cell>
          <table:table-cell office:value-type="string" office:string-value="30">
            <text:p>30</text:p>
          </table:table-cell>
          <table:table-cell office:value-type="string" office:string-value="4">
            <text:p>4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3/25">
            <text:p>17/03/2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3/25">
            <text:p>19/03/25</text:p>
          </table:table-cell>
          <table:table-cell office:value-type="float" office:value="23">
            <text:p>23</text:p>
          </table:table-cell>
          <table:table-cell office:value-type="string" office:string-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3/25">
            <text:p>20/03/25</text:p>
          </table:table-cell>
          <table:table-cell office:value-type="string" office:string-value="39">
            <text:p>39</text:p>
          </table:table-cell>
          <table:table-cell office:value-type="string" office:string-value="69">
            <text:p>69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